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3Ch_Base_Normal_FitGenerate_4SimpleRunTest[61, 36, 21]" table:style-name="ta1">
        <table:shapes>
          <draw:frame draw:z-index="0" draw:style-name="gr1" draw:text-style-name="P1" svg:width="453.51pt" svg:height="255.09pt" svg:x="401.87pt" svg:y="16.78pt">
            <draw:object draw:notify-on-update-of-ranges="'Search_3Ch_Base_Normal_FitGenerate_4SimpleRunTest[61, 36, 21]'.A1:'Search_3Ch_Base_Normal_FitGenerate_4SimpleRunTest[61, 36, 21]'.A1 'Search_3Ch_Base_Normal_FitGenerate_4SimpleRunTest[61, 36, 21]'.A2:'Search_3Ch_Base_Normal_FitGenerate_4SimpleRunTest[61, 36, 21]'.A101 'Search_3Ch_Base_Normal_FitGenerate_4SimpleRunTest[61, 36, 21]'.B1:'Search_3Ch_Base_Normal_FitGenerate_4SimpleRunTest[61, 36, 21]'.B1 'Search_3Ch_Base_Normal_FitGenerate_4SimpleRunTest[61, 36, 21]'.B2:'Search_3Ch_Base_Normal_FitGenerate_4SimpleRunTest[61, 36, 21]'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in_acc</text:p>
          </table:table-cell>
          <table:table-cell office:value-type="string" calcext:value-type="string">
            <text:p>Valid_acc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</table:table-row>
        <table:table-row table:style-name="ro1">
          <table:table-cell office:value-type="float" office:value="0.107380096925134" calcext:value-type="float">
            <text:p>0.107380096925134</text:p>
          </table:table-cell>
          <table:table-cell office:value-type="float" office:value="0.464598997493734" calcext:value-type="float">
            <text:p>0.464598997493734</text:p>
          </table:table-cell>
          <table:table-cell office:value-type="float" office:value="3.87940903780932" calcext:value-type="float">
            <text:p>3.87940903780932</text:p>
          </table:table-cell>
          <table:table-cell office:value-type="float" office:value="2.42426044839367" calcext:value-type="float">
            <text:p>2.42426044839367</text:p>
          </table:table-cell>
        </table:table-row>
        <table:table-row table:style-name="ro1">
          <table:table-cell office:value-type="float" office:value="0.447140290775401" calcext:value-type="float">
            <text:p>0.447140290775401</text:p>
          </table:table-cell>
          <table:table-cell office:value-type="float" office:value="0.75031328320802" calcext:value-type="float">
            <text:p>0.75031328320802</text:p>
          </table:table-cell>
          <table:table-cell office:value-type="float" office:value="1.96115213764064" calcext:value-type="float">
            <text:p>1.96115213764064</text:p>
          </table:table-cell>
          <table:table-cell office:value-type="float" office:value="0.952960185538557" calcext:value-type="float">
            <text:p>0.952960185538557</text:p>
          </table:table-cell>
        </table:table-row>
        <table:table-row table:style-name="ro1">
          <table:table-cell office:value-type="float" office:value="0.677556818181818" calcext:value-type="float">
            <text:p>0.677556818181818</text:p>
          </table:table-cell>
          <table:table-cell office:value-type="float" office:value="0.833372493734336" calcext:value-type="float">
            <text:p>0.833372493734336</text:p>
          </table:table-cell>
          <table:table-cell office:value-type="float" office:value="1.04743724125114" calcext:value-type="float">
            <text:p>1.04743724125114</text:p>
          </table:table-cell>
          <table:table-cell office:value-type="float" office:value="0.589478114792578" calcext:value-type="float">
            <text:p>0.589478114792578</text:p>
          </table:table-cell>
        </table:table-row>
        <table:table-row table:style-name="ro1">
          <table:table-cell office:value-type="float" office:value="0.79019050802139" calcext:value-type="float">
            <text:p>0.79019050802139</text:p>
          </table:table-cell>
          <table:table-cell office:value-type="float" office:value="0.913612155388471" calcext:value-type="float">
            <text:p>0.913612155388471</text:p>
          </table:table-cell>
          <table:table-cell office:value-type="float" office:value="0.659912377496295" calcext:value-type="float">
            <text:p>0.659912377496295</text:p>
          </table:table-cell>
          <table:table-cell office:value-type="float" office:value="0.30570771147434" calcext:value-type="float">
            <text:p>0.30570771147434</text:p>
          </table:table-cell>
        </table:table-row>
        <table:table-row table:style-name="ro1">
          <table:table-cell office:value-type="float" office:value="0.851123830213904" calcext:value-type="float">
            <text:p>0.851123830213904</text:p>
          </table:table-cell>
          <table:table-cell office:value-type="float" office:value="0.943609022556391" calcext:value-type="float">
            <text:p>0.943609022556391</text:p>
          </table:table-cell>
          <table:table-cell office:value-type="float" office:value="0.460089103781922" calcext:value-type="float">
            <text:p>0.460089103781922</text:p>
          </table:table-cell>
          <table:table-cell office:value-type="float" office:value="0.205449114336555" calcext:value-type="float">
            <text:p>0.205449114336555</text:p>
          </table:table-cell>
        </table:table-row>
        <table:table-row table:style-name="ro1">
          <table:table-cell office:value-type="float" office:value="0.889016544117647" calcext:value-type="float">
            <text:p>0.889016544117647</text:p>
          </table:table-cell>
          <table:table-cell office:value-type="float" office:value="0.956923558897243" calcext:value-type="float">
            <text:p>0.956923558897243</text:p>
          </table:table-cell>
          <table:table-cell office:value-type="float" office:value="0.338854987453171" calcext:value-type="float">
            <text:p>0.338854987453171</text:p>
          </table:table-cell>
          <table:table-cell office:value-type="float" office:value="0.147527465022596" calcext:value-type="float">
            <text:p>0.147527465022596</text:p>
          </table:table-cell>
        </table:table-row>
        <table:table-row table:style-name="ro1">
          <table:table-cell office:value-type="float" office:value="0.914616059491979" calcext:value-type="float">
            <text:p>0.914616059491979</text:p>
          </table:table-cell>
          <table:table-cell office:value-type="float" office:value="0.96828007518797" calcext:value-type="float">
            <text:p>0.96828007518797</text:p>
          </table:table-cell>
          <table:table-cell office:value-type="float" office:value="0.260730961925365" calcext:value-type="float">
            <text:p>0.260730961925365</text:p>
          </table:table-cell>
          <table:table-cell office:value-type="float" office:value="0.108757227276426" calcext:value-type="float">
            <text:p>0.108757227276426</text:p>
          </table:table-cell>
        </table:table-row>
        <table:table-row table:style-name="ro1">
          <table:table-cell office:value-type="float" office:value="0.93005305815508" calcext:value-type="float">
            <text:p>0.93005305815508</text:p>
          </table:table-cell>
          <table:table-cell office:value-type="float" office:value="0.971138784461153" calcext:value-type="float">
            <text:p>0.971138784461153</text:p>
          </table:table-cell>
          <table:table-cell office:value-type="float" office:value="0.210102069024793" calcext:value-type="float">
            <text:p>0.210102069024793</text:p>
          </table:table-cell>
          <table:table-cell office:value-type="float" office:value="0.095517159960137" calcext:value-type="float">
            <text:p>0.095517159960137</text:p>
          </table:table-cell>
        </table:table-row>
        <table:table-row table:style-name="ro1">
          <table:table-cell office:value-type="float" office:value="0.941604695855615" calcext:value-type="float">
            <text:p>0.941604695855615</text:p>
          </table:table-cell>
          <table:table-cell office:value-type="float" office:value="0.951597744360902" calcext:value-type="float">
            <text:p>0.951597744360902</text:p>
          </table:table-cell>
          <table:table-cell office:value-type="float" office:value="0.172204795043248" calcext:value-type="float">
            <text:p>0.172204795043248</text:p>
          </table:table-cell>
          <table:table-cell office:value-type="float" office:value="0.134937585436536" calcext:value-type="float">
            <text:p>0.134937585436536</text:p>
          </table:table-cell>
        </table:table-row>
        <table:table-row table:style-name="ro1">
          <table:table-cell office:value-type="float" office:value="0.950273646390374" calcext:value-type="float">
            <text:p>0.950273646390374</text:p>
          </table:table-cell>
          <table:table-cell office:value-type="float" office:value="0.973292606516291" calcext:value-type="float">
            <text:p>0.973292606516291</text:p>
          </table:table-cell>
          <table:table-cell office:value-type="float" office:value="0.145739359285603" calcext:value-type="float">
            <text:p>0.145739359285603</text:p>
          </table:table-cell>
          <table:table-cell office:value-type="float" office:value="0.0887397916889504" calcext:value-type="float">
            <text:p>0.088739791688951</text:p>
          </table:table-cell>
        </table:table-row>
        <table:table-row table:style-name="ro1">
          <table:table-cell office:value-type="float" office:value="0.956780581550802" calcext:value-type="float">
            <text:p>0.956780581550802</text:p>
          </table:table-cell>
          <table:table-cell office:value-type="float" office:value="0.966126253132832" calcext:value-type="float">
            <text:p>0.966126253132832</text:p>
          </table:table-cell>
          <table:table-cell office:value-type="float" office:value="0.125860405774578" calcext:value-type="float">
            <text:p>0.125860405774578</text:p>
          </table:table-cell>
          <table:table-cell office:value-type="float" office:value="0.0970814598112701" calcext:value-type="float">
            <text:p>0.09708145981127</text:p>
          </table:table-cell>
        </table:table-row>
        <table:table-row table:style-name="ro1">
          <table:table-cell office:value-type="float" office:value="0.962995070187166" calcext:value-type="float">
            <text:p>0.962995070187166</text:p>
          </table:table-cell>
          <table:table-cell office:value-type="float" office:value="0.9859414160401" calcext:value-type="float">
            <text:p>0.9859414160401</text:p>
          </table:table-cell>
          <table:table-cell office:value-type="float" office:value="0.108357988644695" calcext:value-type="float">
            <text:p>0.108357988644695</text:p>
          </table:table-cell>
          <table:table-cell office:value-type="float" office:value="0.0424257925779262" calcext:value-type="float">
            <text:p>0.042425792577926</text:p>
          </table:table-cell>
        </table:table-row>
        <table:table-row table:style-name="ro1">
          <table:table-cell office:value-type="float" office:value="0.96716243315508" calcext:value-type="float">
            <text:p>0.96716243315508</text:p>
          </table:table-cell>
          <table:table-cell office:value-type="float" office:value="0.989035087719298" calcext:value-type="float">
            <text:p>0.989035087719298</text:p>
          </table:table-cell>
          <table:table-cell office:value-type="float" office:value="0.0970596553213685" calcext:value-type="float">
            <text:p>0.097059655321369</text:p>
          </table:table-cell>
          <table:table-cell office:value-type="float" office:value="0.0373674027941524" calcext:value-type="float">
            <text:p>0.037367402794152</text:p>
          </table:table-cell>
        </table:table-row>
        <table:table-row table:style-name="ro1">
          <table:table-cell office:value-type="float" office:value="0.971141794786096" calcext:value-type="float">
            <text:p>0.971141794786096</text:p>
          </table:table-cell>
          <table:table-cell office:value-type="float" office:value="0.977091165413534" calcext:value-type="float">
            <text:p>0.977091165413534</text:p>
          </table:table-cell>
          <table:table-cell office:value-type="float" office:value="0.086067824179984" calcext:value-type="float">
            <text:p>0.086067824179984</text:p>
          </table:table-cell>
          <table:table-cell office:value-type="float" office:value="0.0650259259514007" calcext:value-type="float">
            <text:p>0.065025925951401</text:p>
          </table:table-cell>
        </table:table-row>
        <table:table-row table:style-name="ro1">
          <table:table-cell office:value-type="float" office:value="0.973470922459893" calcext:value-type="float">
            <text:p>0.973470922459893</text:p>
          </table:table-cell>
          <table:table-cell office:value-type="float" office:value="0.980928884711779" calcext:value-type="float">
            <text:p>0.980928884711779</text:p>
          </table:table-cell>
          <table:table-cell office:value-type="float" office:value="0.0789396461730644" calcext:value-type="float">
            <text:p>0.078939646173064</text:p>
          </table:table-cell>
          <table:table-cell office:value-type="float" office:value="0.0531520897704632" calcext:value-type="float">
            <text:p>0.053152089770463</text:p>
          </table:table-cell>
        </table:table-row>
        <table:table-row table:style-name="ro1">
          <table:table-cell office:value-type="float" office:value="0.975465825534759" calcext:value-type="float">
            <text:p>0.975465825534759</text:p>
          </table:table-cell>
          <table:table-cell office:value-type="float" office:value="0.993930137844612" calcext:value-type="float">
            <text:p>0.993930137844612</text:p>
          </table:table-cell>
          <table:table-cell office:value-type="float" office:value="0.070981976493507" calcext:value-type="float">
            <text:p>0.070981976493507</text:p>
          </table:table-cell>
          <table:table-cell office:value-type="float" office:value="0.0215676933116184" calcext:value-type="float">
            <text:p>0.021567693311618</text:p>
          </table:table-cell>
        </table:table-row>
        <table:table-row table:style-name="ro1">
          <table:table-cell office:value-type="float" office:value="0.978108288770054" calcext:value-type="float">
            <text:p>0.978108288770054</text:p>
          </table:table-cell>
          <table:table-cell office:value-type="float" office:value="0.980184837092732" calcext:value-type="float">
            <text:p>0.980184837092732</text:p>
          </table:table-cell>
          <table:table-cell office:value-type="float" office:value="0.0636883190752724" calcext:value-type="float">
            <text:p>0.063688319075273</text:p>
          </table:table-cell>
          <table:table-cell office:value-type="float" office:value="0.0610241375004004" calcext:value-type="float">
            <text:p>0.061024137500401</text:p>
          </table:table-cell>
        </table:table-row>
        <table:table-row table:style-name="ro1">
          <table:table-cell office:value-type="float" office:value="0.97930940842246" calcext:value-type="float">
            <text:p>0.97930940842246</text:p>
          </table:table-cell>
          <table:table-cell office:value-type="float" office:value="0.994987468671679" calcext:value-type="float">
            <text:p>0.994987468671679</text:p>
          </table:table-cell>
          <table:table-cell office:value-type="float" office:value="0.0606008217488553" calcext:value-type="float">
            <text:p>0.060600821748855</text:p>
          </table:table-cell>
          <table:table-cell office:value-type="float" office:value="0.0164793693241115" calcext:value-type="float">
            <text:p>0.016479369324112</text:p>
          </table:table-cell>
        </table:table-row>
        <table:table-row table:style-name="ro1">
          <table:table-cell office:value-type="float" office:value="0.981356534090909" calcext:value-type="float">
            <text:p>0.981356534090909</text:p>
          </table:table-cell>
          <table:table-cell office:value-type="float" office:value="0.996397243107769" calcext:value-type="float">
            <text:p>0.996397243107769</text:p>
          </table:table-cell>
          <table:table-cell office:value-type="float" office:value="0.055579336190999" calcext:value-type="float">
            <text:p>0.055579336190999</text:p>
          </table:table-cell>
          <table:table-cell office:value-type="float" office:value="0.0128522111402876" calcext:value-type="float">
            <text:p>0.012852211140288</text:p>
          </table:table-cell>
        </table:table-row>
        <table:table-row table:style-name="ro1">
          <table:table-cell office:value-type="float" office:value="0.981930982620321" calcext:value-type="float">
            <text:p>0.981930982620321</text:p>
          </table:table-cell>
          <table:table-cell office:value-type="float" office:value="0.995692355889724" calcext:value-type="float">
            <text:p>0.995692355889724</text:p>
          </table:table-cell>
          <table:table-cell office:value-type="float" office:value="0.0528580949943386" calcext:value-type="float">
            <text:p>0.052858094994339</text:p>
          </table:table-cell>
          <table:table-cell office:value-type="float" office:value="0.0144592479833012" calcext:value-type="float">
            <text:p>0.014459247983301</text:p>
          </table:table-cell>
        </table:table-row>
        <table:table-row table:style-name="ro1">
          <table:table-cell office:value-type="float" office:value="0.983748328877005" calcext:value-type="float">
            <text:p>0.983748328877005</text:p>
          </table:table-cell>
          <table:table-cell office:value-type="float" office:value="0.992285401002506" calcext:value-type="float">
            <text:p>0.992285401002506</text:p>
          </table:table-cell>
          <table:table-cell office:value-type="float" office:value="0.049262975587542" calcext:value-type="float">
            <text:p>0.049262975587542</text:p>
          </table:table-cell>
          <table:table-cell office:value-type="float" office:value="0.0218731644658201" calcext:value-type="float">
            <text:p>0.02187316446582</text:p>
          </table:table-cell>
        </table:table-row>
        <table:table-row table:style-name="ro1">
          <table:table-cell office:value-type="float" office:value="0.984239221256684" calcext:value-type="float">
            <text:p>0.984239221256684</text:p>
          </table:table-cell>
          <table:table-cell office:value-type="float" office:value="0.991267230576441" calcext:value-type="float">
            <text:p>0.991267230576441</text:p>
          </table:table-cell>
          <table:table-cell office:value-type="float" office:value="0.0452250347122236" calcext:value-type="float">
            <text:p>0.045225034712224</text:p>
          </table:table-cell>
          <table:table-cell office:value-type="float" office:value="0.0255697619362225" calcext:value-type="float">
            <text:p>0.025569761936223</text:p>
          </table:table-cell>
        </table:table-row>
        <table:table-row table:style-name="ro1">
          <table:table-cell office:value-type="float" office:value="0.985231450534759" calcext:value-type="float">
            <text:p>0.985231450534759</text:p>
          </table:table-cell>
          <table:table-cell office:value-type="float" office:value="0.997454573934837" calcext:value-type="float">
            <text:p>0.997454573934837</text:p>
          </table:table-cell>
          <table:table-cell office:value-type="float" office:value="0.0447966978520813" calcext:value-type="float">
            <text:p>0.044796697852081</text:p>
          </table:table-cell>
          <table:table-cell office:value-type="float" office:value="0.00895504088343511" calcext:value-type="float">
            <text:p>0.008955040883435</text:p>
          </table:table-cell>
        </table:table-row>
        <table:table-row table:style-name="ro1">
          <table:table-cell office:value-type="float" office:value="0.986181901737968" calcext:value-type="float">
            <text:p>0.986181901737968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40795642885815" calcext:value-type="float">
            <text:p>0.040795642885815</text:p>
          </table:table-cell>
          <table:table-cell office:value-type="float" office:value="0.00756092596865367" calcext:value-type="float">
            <text:p>0.007560925968654</text:p>
          </table:table-cell>
        </table:table-row>
        <table:table-row table:style-name="ro1">
          <table:table-cell office:value-type="float" office:value="0.986401236631016" calcext:value-type="float">
            <text:p>0.986401236631016</text:p>
          </table:table-cell>
          <table:table-cell office:value-type="float" office:value="0.988291040100251" calcext:value-type="float">
            <text:p>0.988291040100251</text:p>
          </table:table-cell>
          <table:table-cell office:value-type="float" office:value="0.0389139189121543" calcext:value-type="float">
            <text:p>0.038913918912154</text:p>
          </table:table-cell>
          <table:table-cell office:value-type="float" office:value="0.0354507945960546" calcext:value-type="float">
            <text:p>0.035450794596055</text:p>
          </table:table-cell>
        </table:table-row>
        <table:table-row table:style-name="ro1">
          <table:table-cell office:value-type="float" office:value="0.987581467245989" calcext:value-type="float">
            <text:p>0.987581467245989</text:p>
          </table:table-cell>
          <table:table-cell office:value-type="float" office:value="0.994869987468672" calcext:value-type="float">
            <text:p>0.994869987468672</text:p>
          </table:table-cell>
          <table:table-cell office:value-type="float" office:value="0.0369472412192622" calcext:value-type="float">
            <text:p>0.036947241219262</text:p>
          </table:table-cell>
          <table:table-cell office:value-type="float" office:value="0.014184956021721" calcext:value-type="float">
            <text:p>0.014184956021721</text:p>
          </table:table-cell>
        </table:table-row>
        <table:table-row table:style-name="ro1">
          <table:table-cell office:value-type="float" office:value="0.988061915106952" calcext:value-type="float">
            <text:p>0.988061915106952</text:p>
          </table:table-cell>
          <table:table-cell office:value-type="float" office:value="0.998002819548872" calcext:value-type="float">
            <text:p>0.998002819548872</text:p>
          </table:table-cell>
          <table:table-cell office:value-type="float" office:value="0.0352802144257185" calcext:value-type="float">
            <text:p>0.035280214425719</text:p>
          </table:table-cell>
          <table:table-cell office:value-type="float" office:value="0.0065976893826899" calcext:value-type="float">
            <text:p>0.00659768938269</text:p>
          </table:table-cell>
        </table:table-row>
        <table:table-row table:style-name="ro1">
          <table:table-cell office:value-type="float" office:value="0.988270805481283" calcext:value-type="float">
            <text:p>0.988270805481283</text:p>
          </table:table-cell>
          <table:table-cell office:value-type="float" office:value="0.995261591478697" calcext:value-type="float">
            <text:p>0.995261591478697</text:p>
          </table:table-cell>
          <table:table-cell office:value-type="float" office:value="0.0338726351599076" calcext:value-type="float">
            <text:p>0.033872635159908</text:p>
          </table:table-cell>
          <table:table-cell office:value-type="float" office:value="0.0142924904004238" calcext:value-type="float">
            <text:p>0.014292490400424</text:p>
          </table:table-cell>
        </table:table-row>
        <table:table-row table:style-name="ro1">
          <table:table-cell office:value-type="float" office:value="0.988991477272727" calcext:value-type="float">
            <text:p>0.988991477272727</text:p>
          </table:table-cell>
          <table:table-cell office:value-type="float" office:value="0.996553884711779" calcext:value-type="float">
            <text:p>0.996553884711779</text:p>
          </table:table-cell>
          <table:table-cell office:value-type="float" office:value="0.0336197464684056" calcext:value-type="float">
            <text:p>0.033619746468406</text:p>
          </table:table-cell>
          <table:table-cell office:value-type="float" office:value="0.00990787088685146" calcext:value-type="float">
            <text:p>0.009907870886851</text:p>
          </table:table-cell>
        </table:table-row>
        <table:table-row table:style-name="ro1">
          <table:table-cell office:value-type="float" office:value="0.989064588903743" calcext:value-type="float">
            <text:p>0.989064588903743</text:p>
          </table:table-cell>
          <table:table-cell office:value-type="float" office:value="0.998041979949874" calcext:value-type="float">
            <text:p>0.998041979949874</text:p>
          </table:table-cell>
          <table:table-cell office:value-type="float" office:value="0.0319642260277916" calcext:value-type="float">
            <text:p>0.031964226027792</text:p>
          </table:table-cell>
          <table:table-cell office:value-type="float" office:value="0.00654102170656165" calcext:value-type="float">
            <text:p>0.006541021706562</text:p>
          </table:table-cell>
        </table:table-row>
        <table:table-row table:style-name="ro1">
          <table:table-cell office:value-type="float" office:value="0.989565925802139" calcext:value-type="float">
            <text:p>0.989565925802139</text:p>
          </table:table-cell>
          <table:table-cell office:value-type="float" office:value="0.999647556390978" calcext:value-type="float">
            <text:p>0.999647556390978</text:p>
          </table:table-cell>
          <table:table-cell office:value-type="float" office:value="0.0307979810399543" calcext:value-type="float">
            <text:p>0.030797981039954</text:p>
          </table:table-cell>
          <table:table-cell office:value-type="float" office:value="0.00261826520071004" calcext:value-type="float">
            <text:p>0.00261826520071</text:p>
          </table:table-cell>
        </table:table-row>
        <table:table-row table:style-name="ro1">
          <table:table-cell office:value-type="float" office:value="0.989764371657754" calcext:value-type="float">
            <text:p>0.989764371657754</text:p>
          </table:table-cell>
          <table:table-cell office:value-type="float" office:value="0.995770676691729" calcext:value-type="float">
            <text:p>0.995770676691729</text:p>
          </table:table-cell>
          <table:table-cell office:value-type="float" office:value="0.0311848306296245" calcext:value-type="float">
            <text:p>0.031184830629625</text:p>
          </table:table-cell>
          <table:table-cell office:value-type="float" office:value="0.013152985751015" calcext:value-type="float">
            <text:p>0.013152985751015</text:p>
          </table:table-cell>
        </table:table-row>
        <table:table-row table:style-name="ro1">
          <table:table-cell office:value-type="float" office:value="0.989921039438503" calcext:value-type="float">
            <text:p>0.989921039438503</text:p>
          </table:table-cell>
          <table:table-cell office:value-type="float" office:value="0.994439223057644" calcext:value-type="float">
            <text:p>0.994439223057644</text:p>
          </table:table-cell>
          <table:table-cell office:value-type="float" office:value="0.0301278561308666" calcext:value-type="float">
            <text:p>0.030127856130867</text:p>
          </table:table-cell>
          <table:table-cell office:value-type="float" office:value="0.0133897068693554" calcext:value-type="float">
            <text:p>0.013389706869355</text:p>
          </table:table-cell>
        </table:table-row>
        <table:table-row table:style-name="ro1">
          <table:table-cell office:value-type="float" office:value="0.990088151737968" calcext:value-type="float">
            <text:p>0.990088151737968</text:p>
          </table:table-cell>
          <table:table-cell office:value-type="float" office:value="0.997924498746867" calcext:value-type="float">
            <text:p>0.997924498746867</text:p>
          </table:table-cell>
          <table:table-cell office:value-type="float" office:value="0.0295998684912259" calcext:value-type="float">
            <text:p>0.029599868491226</text:p>
          </table:table-cell>
          <table:table-cell office:value-type="float" office:value="0.00836738272998826" calcext:value-type="float">
            <text:p>0.008367382729988</text:p>
          </table:table-cell>
        </table:table-row>
        <table:table-row table:style-name="ro1">
          <table:table-cell office:value-type="float" office:value="0.990495487967914" calcext:value-type="float">
            <text:p>0.99049548796791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0280803838457962" calcext:value-type="float">
            <text:p>0.028080383845796</text:p>
          </table:table-cell>
          <table:table-cell office:value-type="float" office:value="0.0149724623515521" calcext:value-type="float">
            <text:p>0.014972462351552</text:p>
          </table:table-cell>
        </table:table-row>
        <table:table-row table:style-name="ro1">
          <table:table-cell office:value-type="float" office:value="0.990892379679144" calcext:value-type="float">
            <text:p>0.990892379679144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72911442443193" calcext:value-type="float">
            <text:p>0.027291144244319</text:p>
          </table:table-cell>
          <table:table-cell office:value-type="float" office:value="0.00432835740659749" calcext:value-type="float">
            <text:p>0.004328357406597</text:p>
          </table:table-cell>
        </table:table-row>
        <table:table-row table:style-name="ro1">
          <table:table-cell office:value-type="float" office:value="0.990944602272727" calcext:value-type="float">
            <text:p>0.990944602272727</text:p>
          </table:table-cell>
          <table:table-cell office:value-type="float" office:value="0.989544172932331" calcext:value-type="float">
            <text:p>0.989544172932331</text:p>
          </table:table-cell>
          <table:table-cell office:value-type="float" office:value="0.0275720447301485" calcext:value-type="float">
            <text:p>0.027572044730149</text:p>
          </table:table-cell>
          <table:table-cell office:value-type="float" office:value="0.0272313635082207" calcext:value-type="float">
            <text:p>0.027231363508221</text:p>
          </table:table-cell>
        </table:table-row>
        <table:table-row table:style-name="ro1">
          <table:table-cell office:value-type="float" office:value="0.99136238302139" calcext:value-type="float">
            <text:p>0.99136238302139</text:p>
          </table:table-cell>
          <table:table-cell office:value-type="float" office:value="0.990993107769424" calcext:value-type="float">
            <text:p>0.990993107769424</text:p>
          </table:table-cell>
          <table:table-cell office:value-type="float" office:value="0.0264715353579259" calcext:value-type="float">
            <text:p>0.026471535357926</text:p>
          </table:table-cell>
          <table:table-cell office:value-type="float" office:value="0.0322096246253429" calcext:value-type="float">
            <text:p>0.032209624625343</text:p>
          </table:table-cell>
        </table:table-row>
        <table:table-row table:style-name="ro1">
          <table:table-cell office:value-type="float" office:value="0.99145638368984" calcext:value-type="float">
            <text:p>0.99145638368984</text:p>
          </table:table-cell>
          <table:table-cell office:value-type="float" office:value="0.997611215538847" calcext:value-type="float">
            <text:p>0.997611215538847</text:p>
          </table:table-cell>
          <table:table-cell office:value-type="float" office:value="0.0257397655454976" calcext:value-type="float">
            <text:p>0.025739765545498</text:p>
          </table:table-cell>
          <table:table-cell office:value-type="float" office:value="0.00781369326975886" calcext:value-type="float">
            <text:p>0.007813693269759</text:p>
          </table:table-cell>
        </table:table-row>
        <table:table-row table:style-name="ro1">
          <table:table-cell office:value-type="float" office:value="0.991602606951872" calcext:value-type="float">
            <text:p>0.991602606951872</text:p>
          </table:table-cell>
          <table:table-cell office:value-type="float" office:value="0.99906015037594" calcext:value-type="float">
            <text:p>0.99906015037594</text:p>
          </table:table-cell>
          <table:table-cell office:value-type="float" office:value="0.0269001064699456" calcext:value-type="float">
            <text:p>0.026900106469946</text:p>
          </table:table-cell>
          <table:table-cell office:value-type="float" office:value="0.0032919642868059" calcext:value-type="float">
            <text:p>0.003291964286806</text:p>
          </table:table-cell>
        </table:table-row>
        <table:table-row table:style-name="ro1">
          <table:table-cell office:value-type="float" office:value="0.991832386363636" calcext:value-type="float">
            <text:p>0.991832386363636</text:p>
          </table:table-cell>
          <table:table-cell office:value-type="float" office:value="0.998629385964912" calcext:value-type="float">
            <text:p>0.998629385964912</text:p>
          </table:table-cell>
          <table:table-cell office:value-type="float" office:value="0.027061704933974" calcext:value-type="float">
            <text:p>0.027061704933974</text:p>
          </table:table-cell>
          <table:table-cell office:value-type="float" office:value="0.00475833299540062" calcext:value-type="float">
            <text:p>0.004758332995401</text:p>
          </table:table-cell>
        </table:table-row>
        <table:table-row table:style-name="ro1">
          <table:table-cell office:value-type="float" office:value="0.991957720588235" calcext:value-type="float">
            <text:p>0.991957720588235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256398243672737" calcext:value-type="float">
            <text:p>0.025639824367274</text:p>
          </table:table-cell>
          <table:table-cell office:value-type="float" office:value="0.00666529213723929" calcext:value-type="float">
            <text:p>0.006665292137239</text:p>
          </table:table-cell>
        </table:table-row>
        <table:table-row table:style-name="ro1">
          <table:table-cell office:value-type="float" office:value="0.992229278074866" calcext:value-type="float">
            <text:p>0.992229278074866</text:p>
          </table:table-cell>
          <table:table-cell office:value-type="float" office:value="0.998629385964912" calcext:value-type="float">
            <text:p>0.998629385964912</text:p>
          </table:table-cell>
          <table:table-cell office:value-type="float" office:value="0.0252600872872863" calcext:value-type="float">
            <text:p>0.025260087287286</text:p>
          </table:table-cell>
          <table:table-cell office:value-type="float" office:value="0.00492183732608294" calcext:value-type="float">
            <text:p>0.004921837326083</text:p>
          </table:table-cell>
        </table:table-row>
        <table:table-row table:style-name="ro1">
          <table:table-cell office:value-type="float" office:value="0.992647058823529" calcext:value-type="float">
            <text:p>0.992647058823529</text:p>
          </table:table-cell>
          <table:table-cell office:value-type="float" office:value="0.99906015037594" calcext:value-type="float">
            <text:p>0.99906015037594</text:p>
          </table:table-cell>
          <table:table-cell office:value-type="float" office:value="0.0239625530851513" calcext:value-type="float">
            <text:p>0.023962553085151</text:p>
          </table:table-cell>
          <table:table-cell office:value-type="float" office:value="0.00309853777039656" calcext:value-type="float">
            <text:p>0.003098537770397</text:p>
          </table:table-cell>
        </table:table-row>
        <table:table-row table:style-name="ro1">
          <table:table-cell office:value-type="float" office:value="0.992312834224599" calcext:value-type="float">
            <text:p>0.992312834224599</text:p>
          </table:table-cell>
          <table:table-cell office:value-type="float" office:value="0.99780701754386" calcext:value-type="float">
            <text:p>0.99780701754386</text:p>
          </table:table-cell>
          <table:table-cell office:value-type="float" office:value="0.0240889100820804" calcext:value-type="float">
            <text:p>0.02408891008208</text:p>
          </table:table-cell>
          <table:table-cell office:value-type="float" office:value="0.00714641539634887" calcext:value-type="float">
            <text:p>0.007146415396349</text:p>
          </table:table-cell>
        </table:table-row>
        <table:table-row table:style-name="ro1">
          <table:table-cell office:value-type="float" office:value="0.992448612967914" calcext:value-type="float">
            <text:p>0.992448612967914</text:p>
          </table:table-cell>
          <table:table-cell office:value-type="float" office:value="0.999647556390978" calcext:value-type="float">
            <text:p>0.999647556390978</text:p>
          </table:table-cell>
          <table:table-cell office:value-type="float" office:value="0.0242861346123208" calcext:value-type="float">
            <text:p>0.024286134612321</text:p>
          </table:table-cell>
          <table:table-cell office:value-type="float" office:value="0.00181721753411912" calcext:value-type="float">
            <text:p>0.001817217534119</text:p>
          </table:table-cell>
        </table:table-row>
        <table:table-row table:style-name="ro1">
          <table:table-cell office:value-type="float" office:value="0.992720170454545" calcext:value-type="float">
            <text:p>0.992720170454545</text:p>
          </table:table-cell>
          <table:table-cell office:value-type="float" office:value="0.997062969924812" calcext:value-type="float">
            <text:p>0.997062969924812</text:p>
          </table:table-cell>
          <table:table-cell office:value-type="float" office:value="0.0230637837536819" calcext:value-type="float">
            <text:p>0.023063783753682</text:p>
          </table:table-cell>
          <table:table-cell office:value-type="float" office:value="0.00885202441355446" calcext:value-type="float">
            <text:p>0.008852024413554</text:p>
          </table:table-cell>
        </table:table-row>
        <table:table-row table:style-name="ro1">
          <table:table-cell office:value-type="float" office:value="0.992803726604278" calcext:value-type="float">
            <text:p>0.992803726604278</text:p>
          </table:table-cell>
          <table:table-cell office:value-type="float" office:value="0.995966478696742" calcext:value-type="float">
            <text:p>0.995966478696742</text:p>
          </table:table-cell>
          <table:table-cell office:value-type="float" office:value="0.0227489443755416" calcext:value-type="float">
            <text:p>0.022748944375542</text:p>
          </table:table-cell>
          <table:table-cell office:value-type="float" office:value="0.0112377849980882" calcext:value-type="float">
            <text:p>0.011237784998088</text:p>
          </table:table-cell>
        </table:table-row>
        <table:table-row table:style-name="ro1">
          <table:table-cell office:value-type="float" office:value="0.992887282754011" calcext:value-type="float">
            <text:p>0.992887282754011</text:p>
          </table:table-cell>
          <table:table-cell office:value-type="float" office:value="0.993695175438596" calcext:value-type="float">
            <text:p>0.993695175438596</text:p>
          </table:table-cell>
          <table:table-cell office:value-type="float" office:value="0.0219464950427486" calcext:value-type="float">
            <text:p>0.021946495042749</text:p>
          </table:table-cell>
          <table:table-cell office:value-type="float" office:value="0.0192778462680193" calcext:value-type="float">
            <text:p>0.019277846268019</text:p>
          </table:table-cell>
        </table:table-row>
        <table:table-row table:style-name="ro1">
          <table:table-cell office:value-type="float" office:value="0.993200618315508" calcext:value-type="float">
            <text:p>0.993200618315508</text:p>
          </table:table-cell>
          <table:table-cell office:value-type="float" office:value="0.99968671679198" calcext:value-type="float">
            <text:p>0.99968671679198</text:p>
          </table:table-cell>
          <table:table-cell office:value-type="float" office:value="0.0227789483114829" calcext:value-type="float">
            <text:p>0.022778948311483</text:p>
          </table:table-cell>
          <table:table-cell office:value-type="float" office:value="0.00132166820146169" calcext:value-type="float">
            <text:p>0.001321668201462</text:p>
          </table:table-cell>
        </table:table-row>
        <table:table-row table:style-name="ro1">
          <table:table-cell office:value-type="float" office:value="0.992876838235294" calcext:value-type="float">
            <text:p>0.992876838235294</text:p>
          </table:table-cell>
          <table:table-cell office:value-type="float" office:value="0.998394423558897" calcext:value-type="float">
            <text:p>0.998394423558897</text:p>
          </table:table-cell>
          <table:table-cell office:value-type="float" office:value="0.0222736629602197" calcext:value-type="float">
            <text:p>0.02227366296022</text:p>
          </table:table-cell>
          <table:table-cell office:value-type="float" office:value="0.00516183143677461" calcext:value-type="float">
            <text:p>0.005161831436775</text:p>
          </table:table-cell>
        </table:table-row>
        <table:table-row table:style-name="ro1">
          <table:table-cell office:value-type="float" office:value="0.993012616978609" calcext:value-type="float">
            <text:p>0.993012616978609</text:p>
          </table:table-cell>
          <table:table-cell office:value-type="float" office:value="0.996514724310777" calcext:value-type="float">
            <text:p>0.996514724310777</text:p>
          </table:table-cell>
          <table:table-cell office:value-type="float" office:value="0.023436107036287" calcext:value-type="float">
            <text:p>0.023436107036287</text:p>
          </table:table-cell>
          <table:table-cell office:value-type="float" office:value="0.00981456920019634" calcext:value-type="float">
            <text:p>0.009814569200196</text:p>
          </table:table-cell>
        </table:table-row>
        <table:table-row table:style-name="ro1">
          <table:table-cell office:value-type="float" office:value="0.993096173128342" calcext:value-type="float">
            <text:p>0.993096173128342</text:p>
          </table:table-cell>
          <table:table-cell office:value-type="float" office:value="0.99718045112782" calcext:value-type="float">
            <text:p>0.99718045112782</text:p>
          </table:table-cell>
          <table:table-cell office:value-type="float" office:value="0.0219958789589516" calcext:value-type="float">
            <text:p>0.021995878958952</text:p>
          </table:table-cell>
          <table:table-cell office:value-type="float" office:value="0.00693187531410821" calcext:value-type="float">
            <text:p>0.006931875314108</text:p>
          </table:table-cell>
        </table:table-row>
        <table:table-row table:style-name="ro1">
          <table:table-cell office:value-type="float" office:value="0.99291861631016" calcext:value-type="float">
            <text:p>0.99291861631016</text:p>
          </table:table-cell>
          <table:table-cell office:value-type="float" office:value="0.997963659147869" calcext:value-type="float">
            <text:p>0.997963659147869</text:p>
          </table:table-cell>
          <table:table-cell office:value-type="float" office:value="0.0228673905333813" calcext:value-type="float">
            <text:p>0.022867390533381</text:p>
          </table:table-cell>
          <table:table-cell office:value-type="float" office:value="0.00591337440864367" calcext:value-type="float">
            <text:p>0.005913374408644</text:p>
          </table:table-cell>
        </table:table-row>
        <table:table-row table:style-name="ro1">
          <table:table-cell office:value-type="float" office:value="0.993252840909091" calcext:value-type="float">
            <text:p>0.993252840909091</text:p>
          </table:table-cell>
          <table:table-cell office:value-type="float" office:value="0.990366541353383" calcext:value-type="float">
            <text:p>0.990366541353383</text:p>
          </table:table-cell>
          <table:table-cell office:value-type="float" office:value="0.0220641828852159" calcext:value-type="float">
            <text:p>0.022064182885216</text:p>
          </table:table-cell>
          <table:table-cell office:value-type="float" office:value="0.0269191014081469" calcext:value-type="float">
            <text:p>0.026919101408147</text:p>
          </table:table-cell>
        </table:table-row>
        <table:table-row table:style-name="ro1">
          <table:table-cell office:value-type="float" office:value="0.993127506684492" calcext:value-type="float">
            <text:p>0.993127506684492</text:p>
          </table:table-cell>
          <table:table-cell office:value-type="float" office:value="0.999334273182957" calcext:value-type="float">
            <text:p>0.999334273182957</text:p>
          </table:table-cell>
          <table:table-cell office:value-type="float" office:value="0.0225088152302964" calcext:value-type="float">
            <text:p>0.022508815230297</text:p>
          </table:table-cell>
          <table:table-cell office:value-type="float" office:value="0.00240317295219596" calcext:value-type="float">
            <text:p>0.002403172952196</text:p>
          </table:table-cell>
        </table:table-row>
        <table:table-row table:style-name="ro1">
          <table:table-cell office:value-type="float" office:value="0.99371239973262" calcext:value-type="float">
            <text:p>0.99371239973262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219545644283224" calcext:value-type="float">
            <text:p>0.021954564428323</text:p>
          </table:table-cell>
          <table:table-cell office:value-type="float" office:value="0.00506550138061699" calcext:value-type="float">
            <text:p>0.005065501380617</text:p>
          </table:table-cell>
        </table:table-row>
        <table:table-row table:style-name="ro1">
          <table:table-cell office:value-type="float" office:value="0.993242396390374" calcext:value-type="float">
            <text:p>0.993242396390374</text:p>
          </table:table-cell>
          <table:table-cell office:value-type="float" office:value="0.999255952380952" calcext:value-type="float">
            <text:p>0.999255952380952</text:p>
          </table:table-cell>
          <table:table-cell office:value-type="float" office:value="0.0228571184549915" calcext:value-type="float">
            <text:p>0.022857118454992</text:p>
          </table:table-cell>
          <table:table-cell office:value-type="float" office:value="0.00307603524370712" calcext:value-type="float">
            <text:p>0.003076035243707</text:p>
          </table:table-cell>
        </table:table-row>
        <table:table-row table:style-name="ro1">
          <table:table-cell office:value-type="float" office:value="0.993357286096257" calcext:value-type="float">
            <text:p>0.993357286096257</text:p>
          </table:table-cell>
          <table:table-cell office:value-type="float" office:value="0.99937343358396" calcext:value-type="float">
            <text:p>0.99937343358396</text:p>
          </table:table-cell>
          <table:table-cell office:value-type="float" office:value="0.0209592779837219" calcext:value-type="float">
            <text:p>0.020959277983722</text:p>
          </table:table-cell>
          <table:table-cell office:value-type="float" office:value="0.00260651313482228" calcext:value-type="float">
            <text:p>0.002606513134822</text:p>
          </table:table-cell>
        </table:table-row>
        <table:table-row table:style-name="ro1">
          <table:table-cell office:value-type="float" office:value="0.993681066176471" calcext:value-type="float">
            <text:p>0.993681066176471</text:p>
          </table:table-cell>
          <table:table-cell office:value-type="float" office:value="0.999451754385965" calcext:value-type="float">
            <text:p>0.999451754385965</text:p>
          </table:table-cell>
          <table:table-cell office:value-type="float" office:value="0.020546153933228" calcext:value-type="float">
            <text:p>0.020546153933228</text:p>
          </table:table-cell>
          <table:table-cell office:value-type="float" office:value="0.00252935743948915" calcext:value-type="float">
            <text:p>0.002529357439489</text:p>
          </table:table-cell>
        </table:table-row>
        <table:table-row table:style-name="ro1">
          <table:table-cell office:value-type="float" office:value="0.993889956550802" calcext:value-type="float">
            <text:p>0.993889956550802</text:p>
          </table:table-cell>
          <table:table-cell office:value-type="float" office:value="0.999295112781955" calcext:value-type="float">
            <text:p>0.999295112781955</text:p>
          </table:table-cell>
          <table:table-cell office:value-type="float" office:value="0.0201679121474872" calcext:value-type="float">
            <text:p>0.020167912147487</text:p>
          </table:table-cell>
          <table:table-cell office:value-type="float" office:value="0.00207510928144268" calcext:value-type="float">
            <text:p>0.002075109281443</text:p>
          </table:table-cell>
        </table:table-row>
        <table:table-row table:style-name="ro1">
          <table:table-cell office:value-type="float" office:value="0.99331550802139" calcext:value-type="float">
            <text:p>0.99331550802139</text:p>
          </table:table-cell>
          <table:table-cell office:value-type="float" office:value="0.999334273182957" calcext:value-type="float">
            <text:p>0.999334273182957</text:p>
          </table:table-cell>
          <table:table-cell office:value-type="float" office:value="0.0210303544846356" calcext:value-type="float">
            <text:p>0.021030354484636</text:p>
          </table:table-cell>
          <table:table-cell office:value-type="float" office:value="0.00202229126229929" calcext:value-type="float">
            <text:p>0.002022291262299</text:p>
          </table:table-cell>
        </table:table-row>
        <table:table-row table:style-name="ro1">
          <table:table-cell office:value-type="float" office:value="0.993597510026738" calcext:value-type="float">
            <text:p>0.993597510026738</text:p>
          </table:table-cell>
          <table:table-cell office:value-type="float" office:value="0.998551065162907" calcext:value-type="float">
            <text:p>0.998551065162907</text:p>
          </table:table-cell>
          <table:table-cell office:value-type="float" office:value="0.0203462299080062" calcext:value-type="float">
            <text:p>0.020346229908006</text:p>
          </table:table-cell>
          <table:table-cell office:value-type="float" office:value="0.00375013318932103" calcext:value-type="float">
            <text:p>0.003750133189321</text:p>
          </table:table-cell>
        </table:table-row>
        <table:table-row table:style-name="ro1">
          <table:table-cell office:value-type="float" office:value="0.993534842914438" calcext:value-type="float">
            <text:p>0.993534842914438</text:p>
          </table:table-cell>
          <table:table-cell office:value-type="float" office:value="0.996906328320802" calcext:value-type="float">
            <text:p>0.996906328320802</text:p>
          </table:table-cell>
          <table:table-cell office:value-type="float" office:value="0.020903329704" calcext:value-type="float">
            <text:p>0.020903329704</text:p>
          </table:table-cell>
          <table:table-cell office:value-type="float" office:value="0.00838233838395835" calcext:value-type="float">
            <text:p>0.008382338383958</text:p>
          </table:table-cell>
        </table:table-row>
        <table:table-row table:style-name="ro1">
          <table:table-cell office:value-type="float" office:value="0.993555731951872" calcext:value-type="float">
            <text:p>0.993555731951872</text:p>
          </table:table-cell>
          <table:table-cell office:value-type="float" office:value="0.987390350877193" calcext:value-type="float">
            <text:p>0.987390350877193</text:p>
          </table:table-cell>
          <table:table-cell office:value-type="float" office:value="0.0221923681025015" calcext:value-type="float">
            <text:p>0.022192368102502</text:p>
          </table:table-cell>
          <table:table-cell office:value-type="float" office:value="0.0524561356490137" calcext:value-type="float">
            <text:p>0.052456135649014</text:p>
          </table:table-cell>
        </table:table-row>
        <table:table-row table:style-name="ro1">
          <table:table-cell office:value-type="float" office:value="0.993430397727273" calcext:value-type="float">
            <text:p>0.993430397727273</text:p>
          </table:table-cell>
          <table:table-cell office:value-type="float" office:value="0.998942669172932" calcext:value-type="float">
            <text:p>0.998942669172932</text:p>
          </table:table-cell>
          <table:table-cell office:value-type="float" office:value="0.0227488016951983" calcext:value-type="float">
            <text:p>0.022748801695198</text:p>
          </table:table-cell>
          <table:table-cell office:value-type="float" office:value="0.0028879229363805" calcext:value-type="float">
            <text:p>0.002887922936381</text:p>
          </table:table-cell>
        </table:table-row>
        <table:table-row table:style-name="ro1">
          <table:table-cell office:value-type="float" office:value="0.993764622326203" calcext:value-type="float">
            <text:p>0.993764622326203</text:p>
          </table:table-cell>
          <table:table-cell office:value-type="float" office:value="0.999725877192982" calcext:value-type="float">
            <text:p>0.999725877192982</text:p>
          </table:table-cell>
          <table:table-cell office:value-type="float" office:value="0.0202898985533558" calcext:value-type="float">
            <text:p>0.020289898553356</text:p>
          </table:table-cell>
          <table:table-cell office:value-type="float" office:value="0.00161039178059705" calcext:value-type="float">
            <text:p>0.001610391780597</text:p>
          </table:table-cell>
        </table:table-row>
        <table:table-row table:style-name="ro1">
          <table:table-cell office:value-type="float" office:value="0.993618399064171" calcext:value-type="float">
            <text:p>0.993618399064171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13902474879919" calcext:value-type="float">
            <text:p>0.021390247487992</text:p>
          </table:table-cell>
          <table:table-cell office:value-type="float" office:value="0.00293702020589454" calcext:value-type="float">
            <text:p>0.002937020205895</text:p>
          </table:table-cell>
        </table:table-row>
        <table:table-row table:style-name="ro1">
          <table:table-cell office:value-type="float" office:value="0.993607954545455" calcext:value-type="float">
            <text:p>0.993607954545455</text:p>
          </table:table-cell>
          <table:table-cell office:value-type="float" office:value="0.99780701754386" calcext:value-type="float">
            <text:p>0.99780701754386</text:p>
          </table:table-cell>
          <table:table-cell office:value-type="float" office:value="0.0216174380894343" calcext:value-type="float">
            <text:p>0.021617438089434</text:p>
          </table:table-cell>
          <table:table-cell office:value-type="float" office:value="0.00624239307762764" calcext:value-type="float">
            <text:p>0.006242393077628</text:p>
          </table:table-cell>
        </table:table-row>
        <table:table-row table:style-name="ro1">
          <table:table-cell office:value-type="float" office:value="0.993555731951872" calcext:value-type="float">
            <text:p>0.993555731951872</text:p>
          </table:table-cell>
          <table:table-cell office:value-type="float" office:value="0.996632205513784" calcext:value-type="float">
            <text:p>0.996632205513784</text:p>
          </table:table-cell>
          <table:table-cell office:value-type="float" office:value="0.0209785410421746" calcext:value-type="float">
            <text:p>0.020978541042175</text:p>
          </table:table-cell>
          <table:table-cell office:value-type="float" office:value="0.0131085917694871" calcext:value-type="float">
            <text:p>0.013108591769487</text:p>
          </table:table-cell>
        </table:table-row>
        <table:table-row table:style-name="ro1">
          <table:table-cell office:value-type="float" office:value="0.993566176470588" calcext:value-type="float">
            <text:p>0.993566176470588</text:p>
          </table:table-cell>
          <table:table-cell office:value-type="float" office:value="0.997454573934837" calcext:value-type="float">
            <text:p>0.997454573934837</text:p>
          </table:table-cell>
          <table:table-cell office:value-type="float" office:value="0.0214077808200039" calcext:value-type="float">
            <text:p>0.021407780820004</text:p>
          </table:table-cell>
          <table:table-cell office:value-type="float" office:value="0.00646616106623731" calcext:value-type="float">
            <text:p>0.006466161066237</text:p>
          </table:table-cell>
        </table:table-row>
        <table:table-row table:style-name="ro1">
          <table:table-cell office:value-type="float" office:value="0.994401737967914" calcext:value-type="float">
            <text:p>0.994401737967914</text:p>
          </table:table-cell>
          <table:table-cell office:value-type="float" office:value="0.99749373433584" calcext:value-type="float">
            <text:p>0.99749373433584</text:p>
          </table:table-cell>
          <table:table-cell office:value-type="float" office:value="0.019075097771857" calcext:value-type="float">
            <text:p>0.019075097771857</text:p>
          </table:table-cell>
          <table:table-cell office:value-type="float" office:value="0.00881132113185696" calcext:value-type="float">
            <text:p>0.008811321131857</text:p>
          </table:table-cell>
        </table:table-row>
        <table:table-row table:style-name="ro1">
          <table:table-cell office:value-type="float" office:value="0.993973512700535" calcext:value-type="float">
            <text:p>0.993973512700535</text:p>
          </table:table-cell>
          <table:table-cell office:value-type="float" office:value="0.999490914786967" calcext:value-type="float">
            <text:p>0.999490914786967</text:p>
          </table:table-cell>
          <table:table-cell office:value-type="float" office:value="0.0197626601342807" calcext:value-type="float">
            <text:p>0.019762660134281</text:p>
          </table:table-cell>
          <table:table-cell office:value-type="float" office:value="0.00161538756052588" calcext:value-type="float">
            <text:p>0.001615387560526</text:p>
          </table:table-cell>
        </table:table-row>
        <table:table-row table:style-name="ro1">
          <table:table-cell office:value-type="float" office:value="0.994318181818182" calcext:value-type="float">
            <text:p>0.994318181818182</text:p>
          </table:table-cell>
          <table:table-cell office:value-type="float" office:value="0.998864348370927" calcext:value-type="float">
            <text:p>0.998864348370927</text:p>
          </table:table-cell>
          <table:table-cell office:value-type="float" office:value="0.0199902783256211" calcext:value-type="float">
            <text:p>0.019990278325621</text:p>
          </table:table-cell>
          <table:table-cell office:value-type="float" office:value="0.00333881476292122" calcext:value-type="float">
            <text:p>0.003338814762921</text:p>
          </table:table-cell>
        </table:table-row>
        <table:table-row table:style-name="ro1">
          <table:table-cell office:value-type="float" office:value="0.994704629010695" calcext:value-type="float">
            <text:p>0.994704629010695</text:p>
          </table:table-cell>
          <table:table-cell office:value-type="float" office:value="0.995731516290727" calcext:value-type="float">
            <text:p>0.995731516290727</text:p>
          </table:table-cell>
          <table:table-cell office:value-type="float" office:value="0.0183916505102586" calcext:value-type="float">
            <text:p>0.018391650510259</text:p>
          </table:table-cell>
          <table:table-cell office:value-type="float" office:value="0.0159803825440086" calcext:value-type="float">
            <text:p>0.015980382544009</text:p>
          </table:table-cell>
        </table:table-row>
        <table:table-row table:style-name="ro1">
          <table:table-cell office:value-type="float" office:value="0.994307737299465" calcext:value-type="float">
            <text:p>0.994307737299465</text:p>
          </table:table-cell>
          <table:table-cell office:value-type="float" office:value="0.993381892230576" calcext:value-type="float">
            <text:p>0.993381892230576</text:p>
          </table:table-cell>
          <table:table-cell office:value-type="float" office:value="0.0190309813724057" calcext:value-type="float">
            <text:p>0.019030981372406</text:p>
          </table:table-cell>
          <table:table-cell office:value-type="float" office:value="0.0268131657029904" calcext:value-type="float">
            <text:p>0.026813165702991</text:p>
          </table:table-cell>
        </table:table-row>
        <table:table-row table:style-name="ro1">
          <table:table-cell office:value-type="float" office:value="0.99453751671123" calcext:value-type="float">
            <text:p>0.99453751671123</text:p>
          </table:table-cell>
          <table:table-cell office:value-type="float" office:value="0.999255952380952" calcext:value-type="float">
            <text:p>0.999255952380952</text:p>
          </table:table-cell>
          <table:table-cell office:value-type="float" office:value="0.0198528167786009" calcext:value-type="float">
            <text:p>0.019852816778601</text:p>
          </table:table-cell>
          <table:table-cell office:value-type="float" office:value="0.00231440308225228" calcext:value-type="float">
            <text:p>0.002314403082252</text:p>
          </table:table-cell>
        </table:table-row>
        <table:table-row table:style-name="ro1">
          <table:table-cell office:value-type="float" office:value="0.994380848930481" calcext:value-type="float">
            <text:p>0.994380848930481</text:p>
          </table:table-cell>
          <table:table-cell office:value-type="float" office:value="0.998394423558897" calcext:value-type="float">
            <text:p>0.998394423558897</text:p>
          </table:table-cell>
          <table:table-cell office:value-type="float" office:value="0.0187683440728961" calcext:value-type="float">
            <text:p>0.018768344072896</text:p>
          </table:table-cell>
          <table:table-cell office:value-type="float" office:value="0.00402426010681185" calcext:value-type="float">
            <text:p>0.004024260106812</text:p>
          </table:table-cell>
        </table:table-row>
        <table:table-row table:style-name="ro1">
          <table:table-cell office:value-type="float" office:value="0.994192847593583" calcext:value-type="float">
            <text:p>0.994192847593583</text:p>
          </table:table-cell>
          <table:table-cell office:value-type="float" office:value="0.99671052631579" calcext:value-type="float">
            <text:p>0.99671052631579</text:p>
          </table:table-cell>
          <table:table-cell office:value-type="float" office:value="0.0189592528794559" calcext:value-type="float">
            <text:p>0.018959252879456</text:p>
          </table:table-cell>
          <table:table-cell office:value-type="float" office:value="0.0100662501647372" calcext:value-type="float">
            <text:p>0.010066250164737</text:p>
          </table:table-cell>
        </table:table-row>
        <table:table-row table:style-name="ro1">
          <table:table-cell office:value-type="float" office:value="0.994161514037433" calcext:value-type="float">
            <text:p>0.994161514037433</text:p>
          </table:table-cell>
          <table:table-cell office:value-type="float" office:value="0.998786027568922" calcext:value-type="float">
            <text:p>0.998786027568922</text:p>
          </table:table-cell>
          <table:table-cell office:value-type="float" office:value="0.0195614601360554" calcext:value-type="float">
            <text:p>0.019561460136056</text:p>
          </table:table-cell>
          <table:table-cell office:value-type="float" office:value="0.00455743333913618" calcext:value-type="float">
            <text:p>0.004557433339136</text:p>
          </table:table-cell>
        </table:table-row>
        <table:table-row table:style-name="ro1">
          <table:table-cell office:value-type="float" office:value="0.994527072192513" calcext:value-type="float">
            <text:p>0.994527072192513</text:p>
          </table:table-cell>
          <table:table-cell office:value-type="float" office:value="0.999647556390978" calcext:value-type="float">
            <text:p>0.999647556390978</text:p>
          </table:table-cell>
          <table:table-cell office:value-type="float" office:value="0.0187777985382547" calcext:value-type="float">
            <text:p>0.018777798538255</text:p>
          </table:table-cell>
          <table:table-cell office:value-type="float" office:value="0.00208208688915229" calcext:value-type="float">
            <text:p>0.002082086889152</text:p>
          </table:table-cell>
        </table:table-row>
        <table:table-row table:style-name="ro1">
          <table:table-cell office:value-type="float" office:value="0.994349515374332" calcext:value-type="float">
            <text:p>0.994349515374332</text:p>
          </table:table-cell>
          <table:table-cell office:value-type="float" office:value="0.99968671679198" calcext:value-type="float">
            <text:p>0.99968671679198</text:p>
          </table:table-cell>
          <table:table-cell office:value-type="float" office:value="0.019098470645311" calcext:value-type="float">
            <text:p>0.019098470645311</text:p>
          </table:table-cell>
          <table:table-cell office:value-type="float" office:value="0.00140686293944864" calcext:value-type="float">
            <text:p>0.001406862939449</text:p>
          </table:table-cell>
        </table:table-row>
        <table:table-row table:style-name="ro1">
          <table:table-cell office:value-type="float" office:value="0.99453751671123" calcext:value-type="float">
            <text:p>0.99453751671123</text:p>
          </table:table-cell>
          <table:table-cell office:value-type="float" office:value="0.99906015037594" calcext:value-type="float">
            <text:p>0.99906015037594</text:p>
          </table:table-cell>
          <table:table-cell office:value-type="float" office:value="0.0191084393795137" calcext:value-type="float">
            <text:p>0.019108439379514</text:p>
          </table:table-cell>
          <table:table-cell office:value-type="float" office:value="0.00348860851956948" calcext:value-type="float">
            <text:p>0.003488608519569</text:p>
          </table:table-cell>
        </table:table-row>
        <table:table-row table:style-name="ro1">
          <table:table-cell office:value-type="float" office:value="0.994370404411765" calcext:value-type="float">
            <text:p>0.994370404411765</text:p>
          </table:table-cell>
          <table:table-cell office:value-type="float" office:value="0.999490914786967" calcext:value-type="float">
            <text:p>0.999490914786967</text:p>
          </table:table-cell>
          <table:table-cell office:value-type="float" office:value="0.0195828965697411" calcext:value-type="float">
            <text:p>0.019582896569741</text:p>
          </table:table-cell>
          <table:table-cell office:value-type="float" office:value="0.0020280622566954" calcext:value-type="float">
            <text:p>0.002028062256695</text:p>
          </table:table-cell>
        </table:table-row>
        <table:table-row table:style-name="ro1">
          <table:table-cell office:value-type="float" office:value="0.994558405748663" calcext:value-type="float">
            <text:p>0.994558405748663</text:p>
          </table:table-cell>
          <table:table-cell office:value-type="float" office:value="0.99921679197995" calcext:value-type="float">
            <text:p>0.99921679197995</text:p>
          </table:table-cell>
          <table:table-cell office:value-type="float" office:value="0.0183403596989502" calcext:value-type="float">
            <text:p>0.01834035969895</text:p>
          </table:table-cell>
          <table:table-cell office:value-type="float" office:value="0.00262093789941807" calcext:value-type="float">
            <text:p>0.002620937899418</text:p>
          </table:table-cell>
        </table:table-row>
        <table:table-row table:style-name="ro1">
          <table:table-cell office:value-type="float" office:value="0.995185076871658" calcext:value-type="float">
            <text:p>0.995185076871658</text:p>
          </table:table-cell>
          <table:table-cell office:value-type="float" office:value="0.998472744360902" calcext:value-type="float">
            <text:p>0.998472744360902</text:p>
          </table:table-cell>
          <table:table-cell office:value-type="float" office:value="0.0159744653592166" calcext:value-type="float">
            <text:p>0.015974465359217</text:p>
          </table:table-cell>
          <table:table-cell office:value-type="float" office:value="0.00453901251545258" calcext:value-type="float">
            <text:p>0.004539012515453</text:p>
          </table:table-cell>
        </table:table-row>
        <table:table-row table:style-name="ro1">
          <table:table-cell office:value-type="float" office:value="0.994527072192513" calcext:value-type="float">
            <text:p>0.994527072192513</text:p>
          </table:table-cell>
          <table:table-cell office:value-type="float" office:value="0.997102130325814" calcext:value-type="float">
            <text:p>0.997102130325814</text:p>
          </table:table-cell>
          <table:table-cell office:value-type="float" office:value="0.0191943047050934" calcext:value-type="float">
            <text:p>0.019194304705093</text:p>
          </table:table-cell>
          <table:table-cell office:value-type="float" office:value="0.00820215350367583" calcext:value-type="float">
            <text:p>0.008202153503676</text:p>
          </table:table-cell>
        </table:table-row>
        <table:table-row table:style-name="ro1">
          <table:table-cell office:value-type="float" office:value="0.994861296791444" calcext:value-type="float">
            <text:p>0.994861296791444</text:p>
          </table:table-cell>
          <table:table-cell office:value-type="float" office:value="0.99968671679198" calcext:value-type="float">
            <text:p>0.99968671679198</text:p>
          </table:table-cell>
          <table:table-cell office:value-type="float" office:value="0.0173616275987575" calcext:value-type="float">
            <text:p>0.017361627598758</text:p>
          </table:table-cell>
          <table:table-cell office:value-type="float" office:value="0.00114352507926645" calcext:value-type="float">
            <text:p>0.001143525079266</text:p>
          </table:table-cell>
        </table:table-row>
        <table:table-row table:style-name="ro1">
          <table:table-cell office:value-type="float" office:value="0.994443516042781" calcext:value-type="float">
            <text:p>0.994443516042781</text:p>
          </table:table-cell>
          <table:table-cell office:value-type="float" office:value="0.999490914786967" calcext:value-type="float">
            <text:p>0.999490914786967</text:p>
          </table:table-cell>
          <table:table-cell office:value-type="float" office:value="0.0191707305962673" calcext:value-type="float">
            <text:p>0.019170730596267</text:p>
          </table:table-cell>
          <table:table-cell office:value-type="float" office:value="0.00200514156388312" calcext:value-type="float">
            <text:p>0.002005141563883</text:p>
          </table:table-cell>
        </table:table-row>
        <table:table-row table:style-name="ro1">
          <table:table-cell office:value-type="float" office:value="0.99447484959893" calcext:value-type="float">
            <text:p>0.99447484959893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194644751615133" calcext:value-type="float">
            <text:p>0.019464475161513</text:p>
          </table:table-cell>
          <table:table-cell office:value-type="float" office:value="0.00161044321474602" calcext:value-type="float">
            <text:p>0.001610443214746</text:p>
          </table:table-cell>
        </table:table-row>
        <table:table-row table:style-name="ro1">
          <table:table-cell office:value-type="float" office:value="0.994944852941176" calcext:value-type="float">
            <text:p>0.994944852941176</text:p>
          </table:table-cell>
          <table:table-cell office:value-type="float" office:value="0.999295112781955" calcext:value-type="float">
            <text:p>0.999295112781955</text:p>
          </table:table-cell>
          <table:table-cell office:value-type="float" office:value="0.0176246609311212" calcext:value-type="float">
            <text:p>0.017624660931121</text:p>
          </table:table-cell>
          <table:table-cell office:value-type="float" office:value="0.00224338360689579" calcext:value-type="float">
            <text:p>0.002243383606896</text:p>
          </table:table-cell>
        </table:table-row>
        <table:table-row table:style-name="ro1">
          <table:table-cell office:value-type="float" office:value="0.994746407085562" calcext:value-type="float">
            <text:p>0.994746407085562</text:p>
          </table:table-cell>
          <table:table-cell office:value-type="float" office:value="0.99890350877193" calcext:value-type="float">
            <text:p>0.99890350877193</text:p>
          </table:table-cell>
          <table:table-cell office:value-type="float" office:value="0.0191173241338749" calcext:value-type="float">
            <text:p>0.019117324133875</text:p>
          </table:table-cell>
          <table:table-cell office:value-type="float" office:value="0.00366790828435287" calcext:value-type="float">
            <text:p>0.003667908284353</text:p>
          </table:table-cell>
        </table:table-row>
        <table:table-row table:style-name="ro1">
          <table:table-cell office:value-type="float" office:value="0.994944852941176" calcext:value-type="float">
            <text:p>0.994944852941176</text:p>
          </table:table-cell>
          <table:table-cell office:value-type="float" office:value="0.999020989974937" calcext:value-type="float">
            <text:p>0.999020989974937</text:p>
          </table:table-cell>
          <table:table-cell office:value-type="float" office:value="0.016958176753369" calcext:value-type="float">
            <text:p>0.016958176753369</text:p>
          </table:table-cell>
          <table:table-cell office:value-type="float" office:value="0.00346704094706971" calcext:value-type="float">
            <text:p>0.00346704094707</text:p>
          </table:table-cell>
        </table:table-row>
        <table:table-row table:style-name="ro1">
          <table:table-cell office:value-type="float" office:value="0.995164187834225" calcext:value-type="float">
            <text:p>0.995164187834225</text:p>
          </table:table-cell>
          <table:table-cell office:value-type="float" office:value="0.998707706766917" calcext:value-type="float">
            <text:p>0.998707706766917</text:p>
          </table:table-cell>
          <table:table-cell office:value-type="float" office:value="0.0172375335834631" calcext:value-type="float">
            <text:p>0.017237533583463</text:p>
          </table:table-cell>
          <table:table-cell office:value-type="float" office:value="0.00434124103262912" calcext:value-type="float">
            <text:p>0.004341241032629</text:p>
          </table:table-cell>
        </table:table-row>
        <table:table-row table:style-name="ro1">
          <table:table-cell office:value-type="float" office:value="0.994704629010695" calcext:value-type="float">
            <text:p>0.994704629010695</text:p>
          </table:table-cell>
          <table:table-cell office:value-type="float" office:value="0.996240601503759" calcext:value-type="float">
            <text:p>0.996240601503759</text:p>
          </table:table-cell>
          <table:table-cell office:value-type="float" office:value="0.0173628996532793" calcext:value-type="float">
            <text:p>0.017362899653279</text:p>
          </table:table-cell>
          <table:table-cell office:value-type="float" office:value="0.0128313565501743" calcext:value-type="float">
            <text:p>0.012831356550174</text:p>
          </table:table-cell>
        </table:table-row>
        <table:table-row table:style-name="ro1">
          <table:table-cell office:value-type="float" office:value="0.995195521390374" calcext:value-type="float">
            <text:p>0.995195521390374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159651073885859" calcext:value-type="float">
            <text:p>0.015965107388586</text:p>
          </table:table-cell>
          <table:table-cell office:value-type="float" office:value="0.00141358653706097" calcext:value-type="float">
            <text:p>0.001413586537061</text:p>
          </table:table-cell>
        </table:table-row>
        <table:table-row table:style-name="ro1">
          <table:table-cell office:value-type="float" office:value="0.994923963903743" calcext:value-type="float">
            <text:p>0.994923963903743</text:p>
          </table:table-cell>
          <table:table-cell office:value-type="float" office:value="0.998629385964912" calcext:value-type="float">
            <text:p>0.998629385964912</text:p>
          </table:table-cell>
          <table:table-cell office:value-type="float" office:value="0.017287597529086" calcext:value-type="float">
            <text:p>0.017287597529086</text:p>
          </table:table-cell>
          <table:table-cell office:value-type="float" office:value="0.00349704301013953" calcext:value-type="float">
            <text:p>0.00349704301014</text:p>
          </table:table-cell>
        </table:table-row>
        <table:table-row table:style-name="ro1">
          <table:table-cell office:value-type="float" office:value="0.995289522058824" calcext:value-type="float">
            <text:p>0.995289522058824</text:p>
          </table:table-cell>
          <table:table-cell office:value-type="float" office:value="0.999490914786967" calcext:value-type="float">
            <text:p>0.999490914786967</text:p>
          </table:table-cell>
          <table:table-cell office:value-type="float" office:value="0.0166707288833352" calcext:value-type="float">
            <text:p>0.016670728883335</text:p>
          </table:table-cell>
          <table:table-cell office:value-type="float" office:value="0.00142768174221049" calcext:value-type="float">
            <text:p>0.001427681742211</text:p>
          </table:table-cell>
        </table:table-row>
        <table:table-row table:style-name="ro1">
          <table:table-cell office:value-type="float" office:value="0.994882185828877" calcext:value-type="float">
            <text:p>0.994882185828877</text:p>
          </table:table-cell>
          <table:table-cell office:value-type="float" office:value="0.998316102756892" calcext:value-type="float">
            <text:p>0.998316102756892</text:p>
          </table:table-cell>
          <table:table-cell office:value-type="float" office:value="0.0174694535796673" calcext:value-type="float">
            <text:p>0.017469453579667</text:p>
          </table:table-cell>
          <table:table-cell office:value-type="float" office:value="0.00788094569176194" calcext:value-type="float">
            <text:p>0.007880945691762</text:p>
          </table:table-cell>
        </table:table-row>
        <table:table-row table:style-name="ro1">
          <table:table-cell office:value-type="float" office:value="0.994955297459893" calcext:value-type="float">
            <text:p>0.994955297459893</text:p>
          </table:table-cell>
          <table:table-cell office:value-type="float" office:value="0.991737155388471" calcext:value-type="float">
            <text:p>0.991737155388471</text:p>
          </table:table-cell>
          <table:table-cell office:value-type="float" office:value="0.0169558279600634" calcext:value-type="float">
            <text:p>0.016955827960063</text:p>
          </table:table-cell>
          <table:table-cell office:value-type="float" office:value="0.0253862562458198" calcext:value-type="float">
            <text:p>0.02538625624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1:29:41.624253005</dc:date>
    <meta:editing-duration>PT3M12S</meta:editing-duration>
    <meta:editing-cycles>1</meta:editing-cycles>
    <meta:document-statistic meta:table-count="1" meta:cell-count="404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Search_3Ch_Base_Normal_FitGenerate_4SimpleRunTest[61, 36, 21]'.A1:'Search_3Ch_Base_Normal_FitGenerate_4SimpleRunTest[61, 36, 21]'.B101" chart:data-source-has-labels="row" svg:x="0.32cm" svg:y="0.18cm" svg:width="12.508cm" svg:height="8.64cm">
          <chartooo:coordinate-region svg:x="1.047cm" svg:y="0.38cm" svg:width="11.781cm" svg:height="7.64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arch_3Ch_Base_Normal_FitGenerate_4SimpleRunTest[61, 36, 21]'.A2:'Search_3Ch_Base_Normal_FitGenerate_4SimpleRunTest[61, 36, 21]'.A101" chart:label-cell-address="'Search_3Ch_Base_Normal_FitGenerate_4SimpleRunTest[61, 36, 21]'.A1:'Search_3Ch_Base_Normal_FitGenerate_4SimpleRunTest[61, 36, 21]'.A1" chart:class="chart:line">
            <chart:data-point chart:repeated="100"/>
          </chart:series>
          <chart:series chart:style-name="ch7" chart:values-cell-range-address="'Search_3Ch_Base_Normal_FitGenerate_4SimpleRunTest[61, 36, 21]'.B2:'Search_3Ch_Base_Normal_FitGenerate_4SimpleRunTest[61, 36, 21]'.B101" chart:label-cell-address="'Search_3Ch_Base_Normal_FitGenerate_4SimpleRunTest[61, 36, 21]'.B1:'Search_3Ch_Base_Normal_FitGenerate_4SimpleRunTest[61, 36, 21]'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acc</text:p>
                <draw:g>
                  <svg:desc>'Search_3Ch_Base_Normal_FitGenerate_4SimpleRunTest[61, 36, 21]'.A1:'Search_3Ch_Base_Normal_FitGenerate_4SimpleRunTest[61, 36, 21]'.A1</svg:desc>
                </draw:g>
              </table:table-cell>
              <table:table-cell office:value-type="string">
                <text:p>Valid_acc</text:p>
                <draw:g>
                  <svg:desc>'Search_3Ch_Base_Normal_FitGenerate_4SimpleRunTest[61, 36, 21]'.B1:'Search_3Ch_Base_Normal_FitGenerate_4SimpleRunTest[61, 36, 21]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380096925134">
                <text:p>0.107380096925134</text:p>
                <draw:g>
                  <svg:desc>'Search_3Ch_Base_Normal_FitGenerate_4SimpleRunTest[61, 36, 21]'.A2:'Search_3Ch_Base_Normal_FitGenerate_4SimpleRunTest[61, 36, 21]'.A101</svg:desc>
                </draw:g>
              </table:table-cell>
              <table:table-cell office:value-type="float" office:value="0.464598997493734">
                <text:p>0.464598997493734</text:p>
                <draw:g>
                  <svg:desc>'Search_3Ch_Base_Normal_FitGenerate_4SimpleRunTest[61, 36, 21]'.B2:'Search_3Ch_Base_Normal_FitGenerate_4SimpleRunTest[61, 36, 21]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7140290775401">
                <text:p>0.447140290775401</text:p>
              </table:table-cell>
              <table:table-cell office:value-type="float" office:value="0.75031328320802">
                <text:p>0.75031328320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7556818181818">
                <text:p>0.677556818181818</text:p>
              </table:table-cell>
              <table:table-cell office:value-type="float" office:value="0.833372493734336">
                <text:p>0.83337249373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019050802139">
                <text:p>0.79019050802139</text:p>
              </table:table-cell>
              <table:table-cell office:value-type="float" office:value="0.913612155388471">
                <text:p>0.913612155388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123830213904">
                <text:p>0.851123830213904</text:p>
              </table:table-cell>
              <table:table-cell office:value-type="float" office:value="0.943609022556391">
                <text:p>0.943609022556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016544117647">
                <text:p>0.889016544117647</text:p>
              </table:table-cell>
              <table:table-cell office:value-type="float" office:value="0.956923558897243">
                <text:p>0.956923558897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4616059491979">
                <text:p>0.914616059491979</text:p>
              </table:table-cell>
              <table:table-cell office:value-type="float" office:value="0.96828007518797">
                <text:p>0.96828007518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005305815508">
                <text:p>0.93005305815508</text:p>
              </table:table-cell>
              <table:table-cell office:value-type="float" office:value="0.971138784461153">
                <text:p>0.971138784461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1604695855615">
                <text:p>0.941604695855615</text:p>
              </table:table-cell>
              <table:table-cell office:value-type="float" office:value="0.951597744360902">
                <text:p>0.951597744360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273646390374">
                <text:p>0.950273646390374</text:p>
              </table:table-cell>
              <table:table-cell office:value-type="float" office:value="0.973292606516291">
                <text:p>0.973292606516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6780581550802">
                <text:p>0.956780581550802</text:p>
              </table:table-cell>
              <table:table-cell office:value-type="float" office:value="0.966126253132832">
                <text:p>0.966126253132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2995070187166">
                <text:p>0.962995070187166</text:p>
              </table:table-cell>
              <table:table-cell office:value-type="float" office:value="0.9859414160401">
                <text:p>0.9859414160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716243315508">
                <text:p>0.96716243315508</text:p>
              </table:table-cell>
              <table:table-cell office:value-type="float" office:value="0.989035087719298">
                <text:p>0.989035087719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1141794786096">
                <text:p>0.971141794786096</text:p>
              </table:table-cell>
              <table:table-cell office:value-type="float" office:value="0.977091165413534">
                <text:p>0.97709116541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3470922459893">
                <text:p>0.973470922459893</text:p>
              </table:table-cell>
              <table:table-cell office:value-type="float" office:value="0.980928884711779">
                <text:p>0.980928884711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5465825534759">
                <text:p>0.975465825534759</text:p>
              </table:table-cell>
              <table:table-cell office:value-type="float" office:value="0.993930137844612">
                <text:p>0.993930137844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8108288770054">
                <text:p>0.978108288770054</text:p>
              </table:table-cell>
              <table:table-cell office:value-type="float" office:value="0.980184837092732">
                <text:p>0.980184837092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930940842246">
                <text:p>0.97930940842246</text:p>
              </table:table-cell>
              <table:table-cell office:value-type="float" office:value="0.994987468671679">
                <text:p>0.994987468671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1356534090909">
                <text:p>0.981356534090909</text:p>
              </table:table-cell>
              <table:table-cell office:value-type="float" office:value="0.996397243107769">
                <text:p>0.996397243107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1930982620321">
                <text:p>0.981930982620321</text:p>
              </table:table-cell>
              <table:table-cell office:value-type="float" office:value="0.995692355889724">
                <text:p>0.995692355889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748328877005">
                <text:p>0.983748328877005</text:p>
              </table:table-cell>
              <table:table-cell office:value-type="float" office:value="0.992285401002506">
                <text:p>0.992285401002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4239221256684">
                <text:p>0.984239221256684</text:p>
              </table:table-cell>
              <table:table-cell office:value-type="float" office:value="0.991267230576441">
                <text:p>0.991267230576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5231450534759">
                <text:p>0.985231450534759</text:p>
              </table:table-cell>
              <table:table-cell office:value-type="float" office:value="0.997454573934837">
                <text:p>0.997454573934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6181901737968">
                <text:p>0.986181901737968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6401236631016">
                <text:p>0.986401236631016</text:p>
              </table:table-cell>
              <table:table-cell office:value-type="float" office:value="0.988291040100251">
                <text:p>0.98829104010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7581467245989">
                <text:p>0.987581467245989</text:p>
              </table:table-cell>
              <table:table-cell office:value-type="float" office:value="0.994869987468672">
                <text:p>0.994869987468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8061915106952">
                <text:p>0.988061915106952</text:p>
              </table:table-cell>
              <table:table-cell office:value-type="float" office:value="0.998002819548872">
                <text:p>0.998002819548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8270805481283">
                <text:p>0.988270805481283</text:p>
              </table:table-cell>
              <table:table-cell office:value-type="float" office:value="0.995261591478697">
                <text:p>0.995261591478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8991477272727">
                <text:p>0.988991477272727</text:p>
              </table:table-cell>
              <table:table-cell office:value-type="float" office:value="0.996553884711779">
                <text:p>0.996553884711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064588903743">
                <text:p>0.989064588903743</text:p>
              </table:table-cell>
              <table:table-cell office:value-type="float" office:value="0.998041979949874">
                <text:p>0.998041979949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9565925802139">
                <text:p>0.989565925802139</text:p>
              </table:table-cell>
              <table:table-cell office:value-type="float" office:value="0.999647556390978">
                <text:p>0.999647556390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9764371657754">
                <text:p>0.989764371657754</text:p>
              </table:table-cell>
              <table:table-cell office:value-type="float" office:value="0.995770676691729">
                <text:p>0.9957706766917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9921039438503">
                <text:p>0.989921039438503</text:p>
              </table:table-cell>
              <table:table-cell office:value-type="float" office:value="0.994439223057644">
                <text:p>0.994439223057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088151737968">
                <text:p>0.990088151737968</text:p>
              </table:table-cell>
              <table:table-cell office:value-type="float" office:value="0.997924498746867">
                <text:p>0.9979244987468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495487967914">
                <text:p>0.990495487967914</text:p>
              </table:table-cell>
              <table:table-cell office:value-type="float" office:value="0.994791666666667">
                <text:p>0.994791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892379679144">
                <text:p>0.990892379679144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944602272727">
                <text:p>0.990944602272727</text:p>
              </table:table-cell>
              <table:table-cell office:value-type="float" office:value="0.989544172932331">
                <text:p>0.989544172932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136238302139">
                <text:p>0.99136238302139</text:p>
              </table:table-cell>
              <table:table-cell office:value-type="float" office:value="0.990993107769424">
                <text:p>0.990993107769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145638368984">
                <text:p>0.99145638368984</text:p>
              </table:table-cell>
              <table:table-cell office:value-type="float" office:value="0.997611215538847">
                <text:p>0.997611215538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1602606951872">
                <text:p>0.991602606951872</text:p>
              </table:table-cell>
              <table:table-cell office:value-type="float" office:value="0.99906015037594">
                <text:p>0.99906015037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1832386363636">
                <text:p>0.991832386363636</text:p>
              </table:table-cell>
              <table:table-cell office:value-type="float" office:value="0.998629385964912">
                <text:p>0.998629385964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1957720588235">
                <text:p>0.991957720588235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2229278074866">
                <text:p>0.992229278074866</text:p>
              </table:table-cell>
              <table:table-cell office:value-type="float" office:value="0.998629385964912">
                <text:p>0.998629385964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2647058823529">
                <text:p>0.992647058823529</text:p>
              </table:table-cell>
              <table:table-cell office:value-type="float" office:value="0.99906015037594">
                <text:p>0.999060150375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2312834224599">
                <text:p>0.992312834224599</text:p>
              </table:table-cell>
              <table:table-cell office:value-type="float" office:value="0.99780701754386">
                <text:p>0.99780701754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2448612967914">
                <text:p>0.992448612967914</text:p>
              </table:table-cell>
              <table:table-cell office:value-type="float" office:value="0.999647556390978">
                <text:p>0.999647556390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2720170454545">
                <text:p>0.992720170454545</text:p>
              </table:table-cell>
              <table:table-cell office:value-type="float" office:value="0.997062969924812">
                <text:p>0.997062969924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2803726604278">
                <text:p>0.992803726604278</text:p>
              </table:table-cell>
              <table:table-cell office:value-type="float" office:value="0.995966478696742">
                <text:p>0.995966478696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2887282754011">
                <text:p>0.992887282754011</text:p>
              </table:table-cell>
              <table:table-cell office:value-type="float" office:value="0.993695175438596">
                <text:p>0.993695175438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3200618315508">
                <text:p>0.993200618315508</text:p>
              </table:table-cell>
              <table:table-cell office:value-type="float" office:value="0.99968671679198">
                <text:p>0.99968671679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2876838235294">
                <text:p>0.992876838235294</text:p>
              </table:table-cell>
              <table:table-cell office:value-type="float" office:value="0.998394423558897">
                <text:p>0.9983944235588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3012616978609">
                <text:p>0.993012616978609</text:p>
              </table:table-cell>
              <table:table-cell office:value-type="float" office:value="0.996514724310777">
                <text:p>0.996514724310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3096173128342">
                <text:p>0.993096173128342</text:p>
              </table:table-cell>
              <table:table-cell office:value-type="float" office:value="0.99718045112782">
                <text:p>0.99718045112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291861631016">
                <text:p>0.99291861631016</text:p>
              </table:table-cell>
              <table:table-cell office:value-type="float" office:value="0.997963659147869">
                <text:p>0.997963659147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3252840909091">
                <text:p>0.993252840909091</text:p>
              </table:table-cell>
              <table:table-cell office:value-type="float" office:value="0.990366541353383">
                <text:p>0.990366541353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3127506684492">
                <text:p>0.993127506684492</text:p>
              </table:table-cell>
              <table:table-cell office:value-type="float" office:value="0.999334273182957">
                <text:p>0.999334273182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371239973262">
                <text:p>0.99371239973262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3242396390374">
                <text:p>0.993242396390374</text:p>
              </table:table-cell>
              <table:table-cell office:value-type="float" office:value="0.999255952380952">
                <text:p>0.999255952380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3357286096257">
                <text:p>0.993357286096257</text:p>
              </table:table-cell>
              <table:table-cell office:value-type="float" office:value="0.99937343358396">
                <text:p>0.99937343358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3681066176471">
                <text:p>0.993681066176471</text:p>
              </table:table-cell>
              <table:table-cell office:value-type="float" office:value="0.999451754385965">
                <text:p>0.999451754385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3889956550802">
                <text:p>0.993889956550802</text:p>
              </table:table-cell>
              <table:table-cell office:value-type="float" office:value="0.999295112781955">
                <text:p>0.9992951127819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331550802139">
                <text:p>0.99331550802139</text:p>
              </table:table-cell>
              <table:table-cell office:value-type="float" office:value="0.999334273182957">
                <text:p>0.999334273182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3597510026738">
                <text:p>0.993597510026738</text:p>
              </table:table-cell>
              <table:table-cell office:value-type="float" office:value="0.998551065162907">
                <text:p>0.998551065162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3534842914438">
                <text:p>0.993534842914438</text:p>
              </table:table-cell>
              <table:table-cell office:value-type="float" office:value="0.996906328320802">
                <text:p>0.996906328320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3555731951872">
                <text:p>0.993555731951872</text:p>
              </table:table-cell>
              <table:table-cell office:value-type="float" office:value="0.987390350877193">
                <text:p>0.987390350877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3430397727273">
                <text:p>0.993430397727273</text:p>
              </table:table-cell>
              <table:table-cell office:value-type="float" office:value="0.998942669172932">
                <text:p>0.998942669172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3764622326203">
                <text:p>0.993764622326203</text:p>
              </table:table-cell>
              <table:table-cell office:value-type="float" office:value="0.999725877192982">
                <text:p>0.999725877192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3618399064171">
                <text:p>0.993618399064171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3607954545455">
                <text:p>0.993607954545455</text:p>
              </table:table-cell>
              <table:table-cell office:value-type="float" office:value="0.99780701754386">
                <text:p>0.997807017543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3555731951872">
                <text:p>0.993555731951872</text:p>
              </table:table-cell>
              <table:table-cell office:value-type="float" office:value="0.996632205513784">
                <text:p>0.996632205513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3566176470588">
                <text:p>0.993566176470588</text:p>
              </table:table-cell>
              <table:table-cell office:value-type="float" office:value="0.997454573934837">
                <text:p>0.997454573934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4401737967914">
                <text:p>0.994401737967914</text:p>
              </table:table-cell>
              <table:table-cell office:value-type="float" office:value="0.99749373433584">
                <text:p>0.99749373433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3973512700535">
                <text:p>0.993973512700535</text:p>
              </table:table-cell>
              <table:table-cell office:value-type="float" office:value="0.999490914786967">
                <text:p>0.999490914786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4318181818182">
                <text:p>0.994318181818182</text:p>
              </table:table-cell>
              <table:table-cell office:value-type="float" office:value="0.998864348370927">
                <text:p>0.998864348370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4704629010695">
                <text:p>0.994704629010695</text:p>
              </table:table-cell>
              <table:table-cell office:value-type="float" office:value="0.995731516290727">
                <text:p>0.995731516290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4307737299465">
                <text:p>0.994307737299465</text:p>
              </table:table-cell>
              <table:table-cell office:value-type="float" office:value="0.993381892230576">
                <text:p>0.993381892230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453751671123">
                <text:p>0.99453751671123</text:p>
              </table:table-cell>
              <table:table-cell office:value-type="float" office:value="0.999255952380952">
                <text:p>0.999255952380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4380848930481">
                <text:p>0.994380848930481</text:p>
              </table:table-cell>
              <table:table-cell office:value-type="float" office:value="0.998394423558897">
                <text:p>0.998394423558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192847593583">
                <text:p>0.994192847593583</text:p>
              </table:table-cell>
              <table:table-cell office:value-type="float" office:value="0.99671052631579">
                <text:p>0.99671052631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4161514037433">
                <text:p>0.994161514037433</text:p>
              </table:table-cell>
              <table:table-cell office:value-type="float" office:value="0.998786027568922">
                <text:p>0.998786027568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4527072192513">
                <text:p>0.994527072192513</text:p>
              </table:table-cell>
              <table:table-cell office:value-type="float" office:value="0.999647556390978">
                <text:p>0.9996475563909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4349515374332">
                <text:p>0.994349515374332</text:p>
              </table:table-cell>
              <table:table-cell office:value-type="float" office:value="0.99968671679198">
                <text:p>0.99968671679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53751671123">
                <text:p>0.99453751671123</text:p>
              </table:table-cell>
              <table:table-cell office:value-type="float" office:value="0.99906015037594">
                <text:p>0.99906015037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4370404411765">
                <text:p>0.994370404411765</text:p>
              </table:table-cell>
              <table:table-cell office:value-type="float" office:value="0.999490914786967">
                <text:p>0.9994909147869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4558405748663">
                <text:p>0.994558405748663</text:p>
              </table:table-cell>
              <table:table-cell office:value-type="float" office:value="0.99921679197995">
                <text:p>0.99921679197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5185076871658">
                <text:p>0.995185076871658</text:p>
              </table:table-cell>
              <table:table-cell office:value-type="float" office:value="0.998472744360902">
                <text:p>0.9984727443609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4527072192513">
                <text:p>0.994527072192513</text:p>
              </table:table-cell>
              <table:table-cell office:value-type="float" office:value="0.997102130325814">
                <text:p>0.997102130325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4861296791444">
                <text:p>0.994861296791444</text:p>
              </table:table-cell>
              <table:table-cell office:value-type="float" office:value="0.99968671679198">
                <text:p>0.99968671679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443516042781">
                <text:p>0.994443516042781</text:p>
              </table:table-cell>
              <table:table-cell office:value-type="float" office:value="0.999490914786967">
                <text:p>0.999490914786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447484959893">
                <text:p>0.99447484959893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944852941176">
                <text:p>0.994944852941176</text:p>
              </table:table-cell>
              <table:table-cell office:value-type="float" office:value="0.999295112781955">
                <text:p>0.999295112781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4746407085562">
                <text:p>0.994746407085562</text:p>
              </table:table-cell>
              <table:table-cell office:value-type="float" office:value="0.99890350877193">
                <text:p>0.99890350877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4944852941176">
                <text:p>0.994944852941176</text:p>
              </table:table-cell>
              <table:table-cell office:value-type="float" office:value="0.999020989974937">
                <text:p>0.9990209899749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5164187834225">
                <text:p>0.995164187834225</text:p>
              </table:table-cell>
              <table:table-cell office:value-type="float" office:value="0.998707706766917">
                <text:p>0.998707706766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4704629010695">
                <text:p>0.994704629010695</text:p>
              </table:table-cell>
              <table:table-cell office:value-type="float" office:value="0.996240601503759">
                <text:p>0.996240601503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5195521390374">
                <text:p>0.995195521390374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4923963903743">
                <text:p>0.994923963903743</text:p>
              </table:table-cell>
              <table:table-cell office:value-type="float" office:value="0.998629385964912">
                <text:p>0.998629385964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5289522058824">
                <text:p>0.995289522058824</text:p>
              </table:table-cell>
              <table:table-cell office:value-type="float" office:value="0.999490914786967">
                <text:p>0.9994909147869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4882185828877">
                <text:p>0.994882185828877</text:p>
              </table:table-cell>
              <table:table-cell office:value-type="float" office:value="0.998316102756892">
                <text:p>0.998316102756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4955297459893">
                <text:p>0.994955297459893</text:p>
              </table:table-cell>
              <table:table-cell office:value-type="float" office:value="0.991737155388471">
                <text:p>0.991737155388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